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Times New Roman1" svg:font-family="'Times New Roman'"/>
    <style:font-face style:name="Lohit Hindi" svg:font-family="'Lohit Hindi'" style:font-family-generic="system"/>
    <style:font-face style:name="Times New Roman" svg:font-family="'Times New Roman'" style:font-family-generic="roman" style:font-pitch="variable"/>
    <style:font-face style:name="Arial" svg:font-family="Arial" style:font-family-generic="swiss" style:font-pitch="variable"/>
    <style:font-face style:name="WenQuanYi Micro Hei" svg:font-family="'WenQuanYi Micro Hei'" style:font-family-generic="system" style:font-pitch="variable"/>
  </office:font-face-decls>
  <office:automatic-styles>
    <style:style style:name="Πίνακας1" style:family="table">
      <style:table-properties style:width="15.095cm" fo:margin-left="1.905cm" table:align="left"/>
    </style:style>
    <style:style style:name="Πίνακας1.A" style:family="table-column">
      <style:table-column-properties style:column-width="0.258cm"/>
    </style:style>
    <style:style style:name="Πίνακας1.B" style:family="table-column">
      <style:table-column-properties style:column-width="14.838cm"/>
    </style:style>
    <style:style style:name="Πίνακας1.A1" style:family="table-cell">
      <style:table-cell-properties style:vertical-align="middle" fo:padding-left="0.018cm" fo:padding-right="0.018cm" fo:padding-top="0cm" fo:padding-bottom="0cm" fo:border="none"/>
    </style:style>
    <style:style style:name="Πίνακας2" style:family="table">
      <style:table-properties style:width="14.041cm" fo:margin-left="1.905cm" table:align="left"/>
    </style:style>
    <style:style style:name="Πίνακας2.A" style:family="table-column">
      <style:table-column-properties style:column-width="0.3cm"/>
    </style:style>
    <style:style style:name="Πίνακας2.B" style:family="table-column">
      <style:table-column-properties style:column-width="13.741cm"/>
    </style:style>
    <style:style style:name="Πίνακας2.A1" style:family="table-cell">
      <style:table-cell-properties style:vertical-align="middle" fo:padding-left="0.018cm" fo:padding-right="0.018cm" fo:padding-top="0cm" fo:padding-bottom="0cm" fo:border="none"/>
    </style:style>
    <style:style style:name="Πίνακας3" style:family="table">
      <style:table-properties style:width="8.49cm" fo:margin-left="2.54cm" table:align="left"/>
    </style:style>
    <style:style style:name="Πίνακας3.A" style:family="table-column">
      <style:table-column-properties style:column-width="0.328cm"/>
    </style:style>
    <style:style style:name="Πίνακας3.B" style:family="table-column">
      <style:table-column-properties style:column-width="8.162cm"/>
    </style:style>
    <style:style style:name="Πίνακας3.A1" style:family="table-cell">
      <style:table-cell-properties style:vertical-align="middle" fo:padding-left="0.018cm" fo:padding-right="0.018cm" fo:padding-top="0cm" fo:padding-bottom="0cm" fo:border="none"/>
    </style:style>
    <style:style style:name="Πίνακας4" style:family="table">
      <style:table-properties style:width="10.306cm" fo:margin-left="2.54cm" table:align="left"/>
    </style:style>
    <style:style style:name="Πίνακας4.A" style:family="table-column">
      <style:table-column-properties style:column-width="0.353cm"/>
    </style:style>
    <style:style style:name="Πίνακας4.B" style:family="table-column">
      <style:table-column-properties style:column-width="9.954cm"/>
    </style:style>
    <style:style style:name="Πίνακας4.A1" style:family="table-cell">
      <style:table-cell-properties style:vertical-align="middle" fo:padding-left="0.018cm" fo:padding-right="0.018cm" fo:padding-top="0cm" fo:padding-bottom="0cm" fo:border="none"/>
    </style:style>
    <style:style style:name="Πίνακας5" style:family="table">
      <style:table-properties style:width="9.857cm" fo:margin-left="2.54cm" table:align="left"/>
    </style:style>
    <style:style style:name="Πίνακας5.A" style:family="table-column">
      <style:table-column-properties style:column-width="0.328cm"/>
    </style:style>
    <style:style style:name="Πίνακας5.B" style:family="table-column">
      <style:table-column-properties style:column-width="9.529cm"/>
    </style:style>
    <style:style style:name="Πίνακας5.A1" style:family="table-cell">
      <style:table-cell-properties style:vertical-align="middle" fo:padding-left="0.018cm" fo:padding-right="0.018cm" fo:padding-top="0cm" fo:padding-bottom="0cm" fo:border="none"/>
    </style:style>
    <style:style style:name="Πίνακας6" style:family="table">
      <style:table-properties style:width="15.095cm" fo:margin-left="1.905cm" table:align="left"/>
    </style:style>
    <style:style style:name="Πίνακας6.A" style:family="table-column">
      <style:table-column-properties style:column-width="0.268cm"/>
    </style:style>
    <style:style style:name="Πίνακας6.B" style:family="table-column">
      <style:table-column-properties style:column-width="14.827cm"/>
    </style:style>
    <style:style style:name="Πίνακας6.A1" style:family="table-cell">
      <style:table-cell-properties style:vertical-align="middle" fo:padding-left="0.018cm" fo:padding-right="0.018cm" fo:padding-top="0cm" fo:padding-bottom="0cm" fo:border="none"/>
    </style:style>
    <style:style style:name="Πίνακας7" style:family="table">
      <style:table-properties style:width="15.095cm" fo:margin-left="1.905cm" table:align="left"/>
    </style:style>
    <style:style style:name="Πίνακας7.A" style:family="table-column">
      <style:table-column-properties style:column-width="0.238cm"/>
    </style:style>
    <style:style style:name="Πίνακας7.B" style:family="table-column">
      <style:table-column-properties style:column-width="14.857cm"/>
    </style:style>
    <style:style style:name="Πίνακας7.A1" style:family="table-cell">
      <style:table-cell-properties style:vertical-align="middle" fo:padding-left="0.018cm" fo:padding-right="0.018cm" fo:padding-top="0cm" fo:padding-bottom="0cm" fo:border="none"/>
    </style:style>
    <style:style style:name="Πίνακας8" style:family="table">
      <style:table-properties style:width="15.095cm" fo:margin-left="1.905cm" table:align="left"/>
    </style:style>
    <style:style style:name="Πίνακας8.A" style:family="table-column">
      <style:table-column-properties style:column-width="0.229cm"/>
    </style:style>
    <style:style style:name="Πίνακας8.B" style:family="table-column">
      <style:table-column-properties style:column-width="14.866cm"/>
    </style:style>
    <style:style style:name="Πίνακας8.A1" style:family="table-cell">
      <style:table-cell-properties style:vertical-align="middle" fo:padding-left="0.018cm" fo:padding-right="0.018cm" fo:padding-top="0cm" fo:padding-bottom="0cm" fo:border="none"/>
    </style:style>
    <style:style style:name="Πίνακας9" style:family="table">
      <style:table-properties style:width="15.095cm" fo:margin-left="1.905cm" table:align="left"/>
    </style:style>
    <style:style style:name="Πίνακας9.A" style:family="table-column">
      <style:table-column-properties style:column-width="0.25cm"/>
    </style:style>
    <style:style style:name="Πίνακας9.B" style:family="table-column">
      <style:table-column-properties style:column-width="14.845cm"/>
    </style:style>
    <style:style style:name="Πίνακας9.A1" style:family="table-cell">
      <style:table-cell-properties style:vertical-align="middle" fo:padding-left="0.018cm" fo:padding-right="0.018cm" fo:padding-top="0cm" fo:padding-bottom="0cm" fo:border="none"/>
    </style:style>
    <style:style style:name="Πίνακας10" style:family="table">
      <style:table-properties style:width="15.095cm" fo:margin-left="1.905cm" table:align="left"/>
    </style:style>
    <style:style style:name="Πίνακας10.A" style:family="table-column">
      <style:table-column-properties style:column-width="0.242cm"/>
    </style:style>
    <style:style style:name="Πίνακας10.B" style:family="table-column">
      <style:table-column-properties style:column-width="14.854cm"/>
    </style:style>
    <style:style style:name="Πίνακας10.A1" style:family="table-cell">
      <style:table-cell-properties style:vertical-align="middle" fo:padding-left="0.018cm" fo:padding-right="0.018cm" fo:padding-top="0cm" fo:padding-bottom="0cm" fo:border="none"/>
    </style:style>
    <style:style style:name="Πίνακας11" style:family="table">
      <style:table-properties style:width="15.095cm" fo:margin-left="1.905cm" table:align="left"/>
    </style:style>
    <style:style style:name="Πίνακας11.A" style:family="table-column">
      <style:table-column-properties style:column-width="0.266cm"/>
    </style:style>
    <style:style style:name="Πίνακας11.B" style:family="table-column">
      <style:table-column-properties style:column-width="14.829cm"/>
    </style:style>
    <style:style style:name="Πίνακας11.A1" style:family="table-cell">
      <style:table-cell-properties style:vertical-align="middle" fo:padding-left="0.018cm" fo:padding-right="0.018cm" fo:padding-top="0cm" fo:padding-bottom="0cm" fo:border="none"/>
    </style:style>
    <style:style style:name="Πίνακας12" style:family="table">
      <style:table-properties style:width="15.095cm" fo:margin-left="1.905cm" table:align="left"/>
    </style:style>
    <style:style style:name="Πίνακας12.A" style:family="table-column">
      <style:table-column-properties style:column-width="0.231cm"/>
    </style:style>
    <style:style style:name="Πίνακας12.B" style:family="table-column">
      <style:table-column-properties style:column-width="14.864cm"/>
    </style:style>
    <style:style style:name="Πίνακας12.A1" style:family="table-cell">
      <style:table-cell-properties style:vertical-align="middle" fo:padding-left="0.018cm" fo:padding-right="0.018cm" fo:padding-top="0cm" fo:padding-bottom="0cm" fo:border="none"/>
    </style:style>
    <style:style style:name="Πίνακας13" style:family="table">
      <style:table-properties style:width="15.095cm" fo:margin-left="1.905cm" table:align="left"/>
    </style:style>
    <style:style style:name="Πίνακας13.A" style:family="table-column">
      <style:table-column-properties style:column-width="0.252cm"/>
    </style:style>
    <style:style style:name="Πίνακας13.B" style:family="table-column">
      <style:table-column-properties style:column-width="14.843cm"/>
    </style:style>
    <style:style style:name="Πίνακας13.A1" style:family="table-cell">
      <style:table-cell-properties style:vertical-align="middle" fo:padding-left="0.018cm" fo:padding-right="0.018cm" fo:padding-top="0cm" fo:padding-bottom="0cm" fo:border="none"/>
    </style:style>
    <style:style style:name="Πίνακας14" style:family="table">
      <style:table-properties style:width="5.858cm" fo:margin-left="2.54cm" table:align="left"/>
    </style:style>
    <style:style style:name="Πίνακας14.A" style:family="table-column">
      <style:table-column-properties style:column-width="0.353cm"/>
    </style:style>
    <style:style style:name="Πίνακας14.B" style:family="table-column">
      <style:table-column-properties style:column-width="5.505cm"/>
    </style:style>
    <style:style style:name="Πίνακας14.A1" style:family="table-cell">
      <style:table-cell-properties style:vertical-align="middle" fo:padding-left="0.018cm" fo:padding-right="0.018cm" fo:padding-top="0cm" fo:padding-bottom="0cm" fo:border="none"/>
    </style:style>
    <style:style style:name="Πίνακας15" style:family="table">
      <style:table-properties style:width="11.324cm" fo:margin-left="2.54cm" table:align="left"/>
    </style:style>
    <style:style style:name="Πίνακας15.A" style:family="table-column">
      <style:table-column-properties style:column-width="0.353cm"/>
    </style:style>
    <style:style style:name="Πίνακας15.B" style:family="table-column">
      <style:table-column-properties style:column-width="10.971cm"/>
    </style:style>
    <style:style style:name="Πίνακας15.A1" style:family="table-cell">
      <style:table-cell-properties style:vertical-align="middle" fo:padding-left="0.018cm" fo:padding-right="0.018cm" fo:padding-top="0cm" fo:padding-bottom="0cm" fo:border="none"/>
    </style:style>
    <style:style style:name="Πίνακας16" style:family="table">
      <style:table-properties style:width="14.46cm" fo:margin-left="2.54cm" table:align="left"/>
    </style:style>
    <style:style style:name="Πίνακας16.A" style:family="table-column">
      <style:table-column-properties style:column-width="0.289cm"/>
    </style:style>
    <style:style style:name="Πίνακας16.B" style:family="table-column">
      <style:table-column-properties style:column-width="14.171cm"/>
    </style:style>
    <style:style style:name="Πίνακας16.A1" style:family="table-cell">
      <style:table-cell-properties style:vertical-align="middle" fo:padding-left="0.018cm" fo:padding-right="0.018cm" fo:padding-top="0cm" fo:padding-bottom="0cm" fo:border="none"/>
    </style:style>
    <style:style style:name="Πίνακας17" style:family="table">
      <style:table-properties style:width="5.173cm" fo:margin-left="2.54cm" table:align="left"/>
    </style:style>
    <style:style style:name="Πίνακας17.A" style:family="table-column">
      <style:table-column-properties style:column-width="0.353cm"/>
    </style:style>
    <style:style style:name="Πίνακας17.B" style:family="table-column">
      <style:table-column-properties style:column-width="4.821cm"/>
    </style:style>
    <style:style style:name="Πίνακας17.A1" style:family="table-cell">
      <style:table-cell-properties style:vertical-align="middle" fo:padding-left="0.018cm" fo:padding-right="0.018cm" fo:padding-top="0cm" fo:padding-bottom="0cm" fo:border="none"/>
    </style:style>
    <style:style style:name="Πίνακας18" style:family="table">
      <style:table-properties style:width="14.46cm" fo:margin-left="2.54cm" table:align="left"/>
    </style:style>
    <style:style style:name="Πίνακας18.A" style:family="table-column">
      <style:table-column-properties style:column-width="0.309cm"/>
    </style:style>
    <style:style style:name="Πίνακας18.B" style:family="table-column">
      <style:table-column-properties style:column-width="14.152cm"/>
    </style:style>
    <style:style style:name="Πίνακας18.A1" style:family="table-cell">
      <style:table-cell-properties style:vertical-align="middle" fo:padding-left="0.018cm" fo:padding-right="0.018cm" fo:padding-top="0cm" fo:padding-bottom="0cm" fo:border="none"/>
    </style:style>
    <style:style style:name="Πίνακας19" style:family="table">
      <style:table-properties style:width="9.745cm" fo:margin-left="1.905cm" table:align="left"/>
    </style:style>
    <style:style style:name="Πίνακας19.A" style:family="table-column">
      <style:table-column-properties style:column-width="0.3cm"/>
    </style:style>
    <style:style style:name="Πίνακας19.B" style:family="table-column">
      <style:table-column-properties style:column-width="9.446cm"/>
    </style:style>
    <style:style style:name="Πίνακας19.A1" style:family="table-cell">
      <style:table-cell-properties style:vertical-align="middle" fo:padding-left="0.018cm" fo:padding-right="0.018cm" fo:padding-top="0cm" fo:padding-bottom="0cm" fo:border="none"/>
    </style:style>
    <style:style style:name="Πίνακας20" style:family="table">
      <style:table-properties style:width="14.46cm" fo:margin-left="2.54cm" table:align="left"/>
    </style:style>
    <style:style style:name="Πίνακας20.A" style:family="table-column">
      <style:table-column-properties style:column-width="0.328cm"/>
    </style:style>
    <style:style style:name="Πίνακας20.B" style:family="table-column">
      <style:table-column-properties style:column-width="14.132cm"/>
    </style:style>
    <style:style style:name="Πίνακας20.A1" style:family="table-cell">
      <style:table-cell-properties style:vertical-align="middle" fo:padding-left="0.018cm" fo:padding-right="0.018cm" fo:padding-top="0cm" fo:padding-bottom="0cm" fo:border="none"/>
    </style:style>
    <style:style style:name="Πίνακας21" style:family="table">
      <style:table-properties style:width="4.105cm" fo:margin-left="2.54cm" table:align="left"/>
    </style:style>
    <style:style style:name="Πίνακας21.A" style:family="table-column">
      <style:table-column-properties style:column-width="0.353cm"/>
    </style:style>
    <style:style style:name="Πίνακας21.B" style:family="table-column">
      <style:table-column-properties style:column-width="3.752cm"/>
    </style:style>
    <style:style style:name="Πίνακας21.A1" style:family="table-cell">
      <style:table-cell-properties style:vertical-align="middle" fo:padding-left="0.018cm" fo:padding-right="0.018cm" fo:padding-top="0cm" fo:padding-bottom="0cm" fo:border="none"/>
    </style:style>
    <style:style style:name="Πίνακας22" style:family="table">
      <style:table-properties style:width="14.46cm" fo:margin-left="2.54cm" table:align="left"/>
    </style:style>
    <style:style style:name="Πίνακας22.A" style:family="table-column">
      <style:table-column-properties style:column-width="0.328cm"/>
    </style:style>
    <style:style style:name="Πίνακας22.B" style:family="table-column">
      <style:table-column-properties style:column-width="14.132cm"/>
    </style:style>
    <style:style style:name="Πίνακας22.A1" style:family="table-cell">
      <style:table-cell-properties style:vertical-align="middle" fo:padding-left="0.018cm" fo:padding-right="0.018cm" fo:padding-top="0cm" fo:padding-bottom="0cm" fo:border="none"/>
    </style:style>
    <style:style style:name="Πίνακας23" style:family="table">
      <style:table-properties style:width="15.095cm" fo:margin-left="1.905cm" table:align="left"/>
    </style:style>
    <style:style style:name="Πίνακας23.A" style:family="table-column">
      <style:table-column-properties style:column-width="0.912cm"/>
    </style:style>
    <style:style style:name="Πίνακας23.B" style:family="table-column">
      <style:table-column-properties style:column-width="14.183cm"/>
    </style:style>
    <style:style style:name="Πίνακας23.A1" style:family="table-cell">
      <style:table-cell-properties style:vertical-align="middle" fo:padding-left="0.018cm" fo:padding-right="0.018cm" fo:padding-top="0cm" fo:padding-bottom="0cm" fo:border="none"/>
    </style:style>
    <style:style style:name="Πίνακας24" style:family="table">
      <style:table-properties style:width="15.095cm" fo:margin-left="1.905cm" table:align="left"/>
    </style:style>
    <style:style style:name="Πίνακας24.A" style:family="table-column">
      <style:table-column-properties style:column-width="0.256cm"/>
    </style:style>
    <style:style style:name="Πίνακας24.B" style:family="table-column">
      <style:table-column-properties style:column-width="14.84cm"/>
    </style:style>
    <style:style style:name="Πίνακας24.A1" style:family="table-cell">
      <style:table-cell-properties style:vertical-align="middle" fo:padding-left="0.018cm" fo:padding-right="0.018cm" fo:padding-top="0cm" fo:padding-bottom="0cm" fo:border="none"/>
    </style:style>
    <style:style style:name="Πίνακας25" style:family="table">
      <style:table-properties style:width="12.487cm" fo:margin-left="1.905cm" table:align="left"/>
    </style:style>
    <style:style style:name="Πίνακας25.A" style:family="table-column">
      <style:table-column-properties style:column-width="0.3cm"/>
    </style:style>
    <style:style style:name="Πίνακας25.B" style:family="table-column">
      <style:table-column-properties style:column-width="12.187cm"/>
    </style:style>
    <style:style style:name="Πίνακας25.A1" style:family="table-cell">
      <style:table-cell-properties style:vertical-align="middle" fo:padding-left="0.018cm" fo:padding-right="0.018cm" fo:padding-top="0cm" fo:padding-bottom="0cm" fo:border="none"/>
    </style:style>
    <style:style style:name="Πίνακας26" style:family="table">
      <style:table-properties style:width="14.145cm" fo:margin-left="1.905cm" table:align="left"/>
    </style:style>
    <style:style style:name="Πίνακας26.A" style:family="table-column">
      <style:table-column-properties style:column-width="0.374cm"/>
    </style:style>
    <style:style style:name="Πίνακας26.B" style:family="table-column">
      <style:table-column-properties style:column-width="13.771cm"/>
    </style:style>
    <style:style style:name="Πίνακας26.1" style:family="table-row">
      <style:table-row-properties style:min-row-height="1.559cm" style:use-optimal-row-height="false"/>
    </style:style>
    <style:style style:name="Πίνακας26.A1" style:family="table-cell">
      <style:table-cell-properties style:vertical-align="middle" fo:padding-left="0.018cm" fo:padding-right="0.018cm" fo:padding-top="0cm" fo:padding-bottom="0cm" fo:border="none"/>
    </style:style>
    <style:style style:name="Πίνακας27" style:family="table">
      <style:table-properties style:width="13.633cm" fo:margin-left="1.905cm" table:align="left"/>
    </style:style>
    <style:style style:name="Πίνακας27.A" style:family="table-column">
      <style:table-column-properties style:column-width="0.517cm"/>
    </style:style>
    <style:style style:name="Πίνακας27.B" style:family="table-column">
      <style:table-column-properties style:column-width="13.116cm"/>
    </style:style>
    <style:style style:name="Πίνακας27.1" style:family="table-row">
      <style:table-row-properties style:min-row-height="1.637cm" style:use-optimal-row-height="false"/>
    </style:style>
    <style:style style:name="Πίνακας27.A1" style:family="table-cell">
      <style:table-cell-properties style:vertical-align="middle" fo:padding-left="0.018cm" fo:padding-right="0.018cm" fo:padding-top="0cm" fo:padding-bottom="0cm" fo:border="none"/>
    </style:style>
    <style:style style:name="Πίνακας28" style:family="table">
      <style:table-properties style:width="15.095cm" fo:margin-left="1.905cm" table:align="left"/>
    </style:style>
    <style:style style:name="Πίνακας28.A" style:family="table-column">
      <style:table-column-properties style:column-width="0.305cm"/>
    </style:style>
    <style:style style:name="Πίνακας28.B" style:family="table-column">
      <style:table-column-properties style:column-width="14.79cm"/>
    </style:style>
    <style:style style:name="Πίνακας28.A1" style:family="table-cell">
      <style:table-cell-properties style:vertical-align="middle" fo:padding-left="0.018cm" fo:padding-right="0.018cm" fo:padding-top="0cm" fo:padding-bottom="0cm" fo:border="none"/>
    </style:style>
    <style:style style:name="Πίνακας29" style:family="table">
      <style:table-properties style:width="16.861cm" fo:margin-left="1.905cm" table:align="left"/>
    </style:style>
    <style:style style:name="Πίνακας29.A" style:family="table-column">
      <style:table-column-properties style:column-width="0.437cm"/>
    </style:style>
    <style:style style:name="Πίνακας29.B" style:family="table-column">
      <style:table-column-properties style:column-width="16.424cm"/>
    </style:style>
    <style:style style:name="Πίνακας29.1" style:family="table-row">
      <style:table-row-properties style:min-row-height="0.868cm" style:use-optimal-row-height="false"/>
    </style:style>
    <style:style style:name="Πίνακας29.A1" style:family="table-cell">
      <style:table-cell-properties style:vertical-align="middle" fo:padding-left="0.018cm" fo:padding-right="0.018cm" fo:padding-top="0cm" fo:padding-bottom="0cm" fo:border="none"/>
    </style:style>
    <style:style style:name="Πίνακας30" style:family="table">
      <style:table-properties style:width="14.617cm" fo:margin-left="1.905cm" table:align="left"/>
    </style:style>
    <style:style style:name="Πίνακας30.A" style:family="table-column">
      <style:table-column-properties style:column-width="0.353cm"/>
    </style:style>
    <style:style style:name="Πίνακας30.B" style:family="table-column">
      <style:table-column-properties style:column-width="14.265cm"/>
    </style:style>
    <style:style style:name="Πίνακας30.A1" style:family="table-cell">
      <style:table-cell-properties style:vertical-align="middle" fo:padding-left="0.018cm" fo:padding-right="0.018cm" fo:padding-top="0cm" fo:padding-bottom="0cm" fo:border="none"/>
    </style:style>
    <style:style style:name="Πίνακας31" style:family="table">
      <style:table-properties style:width="9.858cm" fo:margin-left="1.905cm" table:align="left"/>
    </style:style>
    <style:style style:name="Πίνακας31.A" style:family="table-column">
      <style:table-column-properties style:column-width="0.353cm"/>
    </style:style>
    <style:style style:name="Πίνακας31.B" style:family="table-column">
      <style:table-column-properties style:column-width="9.506cm"/>
    </style:style>
    <style:style style:name="Πίνακας31.A1" style:family="table-cell">
      <style:table-cell-properties style:vertical-align="middle" fo:padding-left="0.018cm" fo:padding-right="0.018cm" fo:padding-top="0cm" fo:padding-bottom="0cm" fo:border="none"/>
    </style:style>
    <style:style style:name="P1" style:family="paragraph" style:parent-style-name="Βασικό">
      <style:paragraph-properties fo:text-align="justify" style:justify-single-word="false"/>
      <style:text-properties style:font-name="Times New Roman" fo:font-size="12pt" style:font-size-asian="12pt" style:font-size-complex="12pt" text:display="none"/>
    </style:style>
    <style:style style:name="P2" style:family="paragraph" style:parent-style-name="Βασικό">
      <style:paragraph-properties fo:text-align="justify" style:justify-single-word="false"/>
      <style:text-properties style:font-name="Times New Roman" fo:font-size="12pt" fo:language="en" fo:country="US" style:font-size-asian="12pt" style:font-size-complex="12pt" text:display="none"/>
    </style:style>
    <style:style style:name="P3" style:family="paragraph" style:parent-style-name="Text_20_body">
      <style:paragraph-properties fo:text-align="justify" style:justify-single-word="false"/>
      <style:text-properties style:font-name="Times New Roman" fo:font-size="12pt" style:font-size-asian="12pt" style:font-size-complex="12pt"/>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cm" fo:margin-bottom="0cm" fo:text-align="justify" style:justify-single-word="false"/>
      <style:text-properties style:font-name="Times New Roman" fo:font-size="12pt" style:font-size-asian="12pt" style:font-size-complex="12pt"/>
    </style:style>
    <style:style style:name="P6" style:family="paragraph" style:parent-style-name="Text_20_body">
      <style:paragraph-properties fo:margin-top="0cm" fo:margin-bottom="0cm" fo:text-align="justify" style:justify-single-word="false"/>
      <style:text-properties style:font-name="Times New Roman" fo:font-size="12pt" fo:language="en" fo:country="US" style:font-size-asian="12pt" style:font-size-complex="12pt"/>
    </style:style>
    <style:style style:name="P7" style:family="paragraph" style:parent-style-name="Text_20_body">
      <style:paragraph-properties fo:margin-left="2.54cm" fo:margin-right="0cm" fo:margin-top="0cm" fo:margin-bottom="0cm" fo:text-align="justify" style:justify-single-word="false" fo:text-indent="0cm" style:auto-text-indent="false">
        <style:tab-stops/>
      </style:paragraph-properties>
      <style:text-properties style:font-name="Times New Roman" fo:font-size="12pt" style:font-size-asian="12pt" style:font-size-complex="12pt"/>
    </style:style>
    <style:style style:name="P8" style:family="paragraph" style:parent-style-name="Text_20_body">
      <style:paragraph-properties fo:margin-left="2.54cm" fo:margin-right="0cm" fo:margin-top="0cm" fo:margin-bottom="0cm" fo:text-align="justify" style:justify-single-word="false" fo:text-indent="0cm" style:auto-text-indent="false">
        <style:tab-stops/>
      </style:paragraph-properties>
      <style:text-properties style:font-name="Times New Roman" fo:font-size="12pt" fo:language="en" fo:country="US" style:font-size-asian="12pt" style:font-size-complex="12pt"/>
    </style:style>
    <style:style style:name="P9" style:family="paragraph" style:parent-style-name="Text_20_body">
      <style:paragraph-properties fo:margin-left="1.905cm" fo:margin-right="0cm" fo:margin-top="0cm" fo:margin-bottom="0cm" fo:text-align="justify" style:justify-single-word="false" fo:text-indent="0cm" style:auto-text-indent="false">
        <style:tab-stops/>
      </style:paragraph-properties>
      <style:text-properties style:font-name="Times New Roman" fo:font-size="12pt" style:font-size-asian="12pt" style:font-size-complex="12pt"/>
    </style:style>
    <style:style style:name="P10" style:family="paragraph" style:parent-style-name="Text_20_body">
      <style:paragraph-properties fo:margin-left="1.905cm" fo:margin-right="0cm" fo:margin-top="0cm" fo:margin-bottom="0cm" fo:text-align="justify" style:justify-single-word="false" fo:text-indent="0cm" style:auto-text-indent="false">
        <style:tab-stops/>
      </style:paragraph-properties>
    </style:style>
    <style:style style:name="P11" style:family="paragraph" style:parent-style-name="Text_20_body">
      <style:paragraph-properties fo:margin-left="1.905cm" fo:margin-right="0cm" fo:text-align="justify" style:justify-single-word="false" fo:text-indent="0cm" style:auto-text-indent="false">
        <style:tab-stops/>
      </style:paragraph-properties>
      <style:text-properties style:font-name="Times New Roman" fo:font-size="12pt" style:font-size-asian="12pt" style:font-size-complex="12pt"/>
    </style:style>
    <style:style style:name="P12" style:family="paragraph" style:parent-style-name="Text_20_body">
      <style:paragraph-properties fo:margin-left="1.905cm" fo:margin-right="0cm" fo:text-align="justify" style:justify-single-word="false" fo:text-indent="0cm" style:auto-text-indent="false">
        <style:tab-stops/>
      </style:paragraph-properties>
    </style:style>
    <style:style style:name="P13" style:family="paragraph" style:parent-style-name="Text_20_body" style:master-page-name="MP0">
      <style:paragraph-properties fo:text-align="justify" style:justify-single-word="false" style:page-number="auto" fo:break-before="page"/>
      <style:text-properties style:font-name="Times New Roman" fo:font-size="12pt" fo:font-weight="bold" style:font-size-asian="12pt" style:font-weight-asian="bold" style:font-size-complex="12pt" style:font-weight-complex="bold"/>
    </style:style>
    <style:style style:name="P14" style:family="paragraph" style:parent-style-name="Heading_20_2">
      <style:paragraph-properties fo:text-align="justify" style:justify-single-word="false"/>
      <style:text-properties style:font-name="Times New Roman" fo:font-size="12pt" style:font-size-asian="12pt" style:font-size-complex="12pt"/>
    </style:style>
    <style:style style:name="P15" style:family="paragraph" style:parent-style-name="Table_20_Contents">
      <style:paragraph-properties fo:text-align="justify" style:justify-single-word="false"/>
      <style:text-properties style:font-name="Times New Roman" fo:font-size="12pt" style:font-size-asian="12pt" style:font-size-complex="12pt"/>
    </style:style>
    <style:style style:name="P16" style:family="paragraph" style:parent-style-name="Table_20_Contents">
      <style:paragraph-properties fo:text-align="justify" style:justify-single-word="false"/>
      <style:text-properties style:font-name="Times New Roman" fo:font-size="12pt" fo:language="en" fo:country="US" style:font-size-asian="12pt" style:font-size-complex="12pt"/>
    </style:style>
    <style:style style:name="P17" style:family="paragraph" style:parent-style-name="Table_20_Contents">
      <style:paragraph-properties fo:text-align="justify" style:justify-single-word="false"/>
    </style:style>
    <style:style style:name="P18" style:family="paragraph" style:parent-style-name="Standard">
      <style:paragraph-properties fo:line-height="100%" fo:text-align="justify" style:justify-single-word="false"/>
    </style:style>
    <style:style style:name="P19" style:family="paragraph" style:parent-style-name="Standard">
      <style:paragraph-properties fo:text-align="justify" style:justify-single-word="false"/>
      <style:text-properties style:font-name="Times New Roman" fo:font-size="12pt" fo:language="en" fo:country="US" style:font-size-asian="12pt" style:font-size-complex="12pt"/>
    </style:style>
    <style:style style:name="T1" style:family="text">
      <style:text-properties fo:color="#000000"/>
    </style:style>
    <style:style style:name="T2" style:family="text">
      <style:text-properties fo:color="#000000" fo:font-size="12pt" style:font-size-asian="12pt" style:font-size-complex="12pt"/>
    </style:style>
    <style:style style:name="T3" style:family="text">
      <style:text-properties fo:color="#000000" style:font-name="Times New Roman" fo:font-size="12pt" style:font-size-asian="12pt" style:font-size-complex="12pt"/>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8pt" style:font-size-asian="8pt"/>
    </style:style>
    <style:style style:name="T11" style:family="text">
      <style:text-properties fo:font-size="8pt" fo:language="en" fo:country="US" style:font-size-asian="8pt"/>
    </style:style>
    <style:style style:name="T12" style:family="text">
      <style:text-properties style:use-window-font-color="true" style:font-name="Times New Roman1" fo:font-size="12pt" fo:font-weight="normal" fo:background-color="transparent" style:font-name-asian="Times New Roman1" style:font-name-complex="Times New Roman1"/>
    </style:style>
    <style:style style:name="T13" style:family="text">
      <style:text-properties style:use-window-font-color="true" style:font-name="Times New Roman1" fo:font-size="12pt" fo:language="en" fo:country="US" fo:font-weight="normal" fo:background-color="transparent" style:font-name-asian="Times New Roman1" style:font-name-complex="Times New Roman1"/>
    </style:style>
    <style:style style:name="T14" style:family="text">
      <style:text-properties style:use-window-font-color="true" style:font-name="Times New Roman1" fo:font-size="12pt" fo:language="en" fo:country="US" fo:font-weight="normal" fo:background-color="transparent" style:font-name-asian="Times New Roman1" style:font-size-asian="12pt" style:font-name-complex="Times New Roman1" style:font-size-complex="12pt"/>
    </style:style>
    <style:style style:name="T15" style:family="text">
      <style:text-properties style:use-window-font-color="true" style:font-name="Times New Roman1" fo:font-size="12pt" fo:language="el" fo:country="GR" fo:font-weight="normal" fo:background-color="transparent" style:font-name-asian="Times New Roman1" style:font-name-complex="Times New Roman1"/>
    </style:style>
    <style:style style:name="T16" style:family="text">
      <style:text-properties style:use-window-font-color="true" style:font-name="Times New Roman1" fo:font-size="12pt" fo:language="el" fo:country="GR" fo:font-weight="normal" fo:background-color="transparent" style:font-name-asian="Times New Roman1" style:font-size-asian="12pt" style:font-name-complex="Times New Roman1" style:font-size-complex="12pt"/>
    </style:style>
    <style:style style:name="T17" style:family="text">
      <style:text-properties style:use-window-font-color="true" style:font-name="Times New Roman1" fo:language="en" fo:country="US" fo:font-weight="normal" fo:background-color="transparent" style:font-name-asian="Times New Roman1" style:font-name-complex="Times New Roman1"/>
    </style:style>
    <style:style style:name="T18" style:family="text">
      <style:text-properties style:use-window-font-color="true" style:font-name="Times New Roman1" fo:language="el" fo:country="GR" fo:font-weight="normal" fo:background-color="transparent" style:font-name-asian="Times New Roman1" style:font-name-complex="Times New Roman1"/>
    </style:style>
    <style:style style:name="T19" style:family="text">
      <style:text-properties style:use-window-font-color="true" style:font-name="Times New Roman1" fo:font-weight="normal" fo:background-color="transparent" style:font-name-asian="Times New Roman1" style:font-name-complex="Times New Roman1"/>
    </style:style>
    <style:style style:name="T20" style:family="text">
      <style:text-properties style:use-window-font-color="true" fo:font-size="12pt" fo:language="en" fo:country="US" fo:font-weight="normal" fo:background-color="transparent" style:font-name-asian="Times New Roman1" style:font-size-asian="12pt" style:font-name-complex="Times New Roman1" style:font-size-complex="12pt"/>
    </style:style>
    <style:style style:name="T21" style:family="text">
      <style:text-properties style:use-window-font-color="true" fo:font-size="12pt" fo:language="el" fo:country="GR" fo:font-weight="normal" fo:background-color="transparent" style:font-name-asian="Times New Roman1" style:font-size-asian="12pt" style:font-name-complex="Times New Roman1" style:font-size-complex="12pt"/>
    </style:style>
    <style:style style:name="T22" style:family="text">
      <style:text-properties style:use-window-font-color="true" fo:font-weight="normal" fo:background-color="transparent" style:font-name-asian="Times New Roman1" style:font-name-complex="Times New Roman1"/>
    </style:style>
    <style:style style:name="T23" style:family="text">
      <style:text-properties style:use-window-font-color="true" style:font-name="Times New Roman" fo:font-size="12pt" fo:language="en" fo:country="US" fo:font-weight="normal" fo:background-color="transparent" style:font-name-asian="Times New Roman1" style:font-size-asian="12pt" style:font-name-complex="Times New Roman1" style:font-size-complex="12pt"/>
    </style:style>
    <style:style style:name="T24" style:family="text">
      <style:text-properties style:use-window-font-color="true" style:font-name="Times New Roman" fo:font-size="12pt" fo:language="el" fo:country="GR" fo:font-weight="normal" fo:background-color="transparent" style:font-name-asian="Times New Roman1" style:font-size-asian="12pt" style:font-name-complex="Times New Roman1" style:font-size-complex="12pt"/>
    </style:style>
    <style:style style:name="T25" style:family="text">
      <style:text-properties fo:font-weight="normal" style:font-weight-asian="normal" style:font-weight-complex="normal"/>
    </style:style>
    <style:style style:name="T26" style:family="text">
      <style:text-properties fo:language="el" fo:country="GR"/>
    </style:style>
    <style:style style:name="T27" style:family="text">
      <style:text-properties fo:language="el" fo:country="GR" fo:font-weight="normal" style:font-weight-asian="normal" style:font-weight-complex="normal"/>
    </style:style>
    <style:style style:name="T28" style:family="text">
      <style:text-properties fo:font-size="12pt" style:font-size-asian="12pt" style:font-size-complex="12pt"/>
    </style:style>
    <style:style style:name="T29" style:family="text">
      <style:text-properties fo:font-size="12pt" fo:language="en" fo:country="US" style:font-size-asian="12pt" style:font-size-complex="12pt"/>
    </style:style>
    <style:style style:name="T30" style:family="text">
      <style:text-properties fo:font-size="12pt" fo:language="en" fo:country="US" fo:font-weight="bold" style:font-size-asian="12pt" style:font-weight-asian="bold" style:font-size-complex="12pt" style:font-weight-complex="bold"/>
    </style:style>
    <style:style style:name="T31" style:family="text">
      <style:text-properties fo:font-size="12pt" fo:language="en" fo:country="US" fo:font-weight="normal" style:font-size-asian="12pt" style:font-weight-asian="normal" style:font-size-complex="12pt" style:font-weight-complex="normal"/>
    </style:style>
    <style:style style:name="T32" style:family="text">
      <style:text-properties fo:font-size="12pt" fo:font-weight="bold" style:font-size-asian="12pt" style:font-weight-asian="bold" style:font-size-complex="12pt"/>
    </style:style>
    <style:style style:name="T33" style:family="text">
      <style:text-properties fo:font-size="12pt" fo:font-weight="bold" style:font-size-asian="12pt" style:font-weight-asian="bold" style:font-size-complex="12pt" style:font-weight-complex="bold"/>
    </style:style>
    <style:style style:name="T34" style:family="text">
      <style:text-properties fo:font-size="12pt" fo:language="el" fo:country="GR" fo:font-weight="normal" style:font-size-asian="12pt" style:font-weight-asian="normal" style:font-size-complex="12pt" style:font-weight-complex="normal"/>
    </style:style>
    <style:style style:name="T35" style:family="text">
      <style:text-properties style:font-name="Times New Roman" fo:font-size="12pt" style:font-size-asian="12pt" style:font-size-complex="12pt"/>
    </style:style>
    <style:style style:name="T36" style:family="text">
      <style:text-properties style:font-name="Times New Roman" fo:font-size="12pt" fo:language="en" fo:country="US" style:font-size-asian="12pt" style:font-size-complex="12pt"/>
    </style:style>
    <style:style style:name="T37" style:family="text">
      <style:text-properties style:font-name="Times New Roman" fo:font-size="12pt" fo:language="en" fo:country="US" fo:font-weight="bold" style:font-size-asian="12pt" style:font-weight-asian="bold" style:font-size-complex="12pt" style:font-weight-complex="bold"/>
    </style:style>
    <style:style style:name="T38" style:family="text">
      <style:text-properties style:font-name="Times New Roman" fo:font-size="12pt" fo:language="en" fo:country="US" fo:font-weight="normal" style:font-size-asian="12pt" style:font-weight-asian="normal" style:font-size-complex="12pt" style:font-weight-complex="normal"/>
    </style:style>
    <style:style style:name="T39" style:family="text">
      <style:text-properties style:font-name="Times New Roman" fo:font-size="12pt" fo:font-weight="bold" style:font-size-asian="12pt" style:font-weight-asian="bold" style:font-size-complex="12pt"/>
    </style:style>
    <style:style style:name="T40" style:family="text">
      <style:text-properties style:font-name="Times New Roman" fo:font-size="12pt" fo:font-weight="bold" style:font-size-asian="12pt" style:font-weight-asian="bold" style:font-size-complex="12pt" style:font-weight-complex="bold"/>
    </style:style>
    <style:style style:name="T41" style:family="text">
      <style:text-properties style:font-name="Times New Roman" fo:font-size="12pt" fo:language="el" fo:country="GR" fo:font-weight="normal" style:font-size-asian="12pt" style:font-weight-asian="normal" style:font-size-complex="12pt" style:font-weight-complex="normal"/>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Διαχείριση Πληροφοριών Προοπτικής Συνεργασίας</text:p>
      <text:section text:style-name="Sect1" text:name="Sect1">
        <text:p text:style-name="P3">Η διαχείριση προοπτικών συνεργασίας περιλαμβάνει θέματα όσον αφορά την εισαγωγή και εξαγωγή των προοπτικών συνεργασίας, και τον εντοπισμό τους μέσω του κύκλου ζωής τους.</text:p>
        <text:p text:style-name="P5">Για τη διαχείριση των προοπτικών συνεργασίας:</text:p>
        <table:table table:name="Πίνακας1" table:style-name="Πίνακας1">
          <table:table-column table:style-name="Πίνακας1.A"/>
          <table:table-column table:style-name="Πίνακας1.B"/>
          <table:table-row>
            <table:table-cell table:style-name="Πίνακας1.A1" office:value-type="string">
              <text:p text:style-name="P17"><text:span text:style-name="Προεπιλεγμένη_20_γραμματοσειρά"><text:span text:style-name="T3"><text:s/>•</text:span></text:span></text:p>
            </table:table-cell>
            <table:table-cell table:style-name="Πίνακας1.A1" office:value-type="string">
              <text:p text:style-name="P17"><text:span text:style-name="T35">Χρησιμοποιήστε το υπό-μενού Αναζήτηση από την αρχική σελίδα των προοπτικών συνεργασίας για να αναζητήσετε μια προοπτική συνεργασίας. Για περισσότερες πληροφορίες, δείτε <text:s/></text:span><text:a xlink:type="simple" xlink:href="../../../../../Guides/Application_Guide/Sugar_CommunityEdition/Sugar_Application_Guide_6.3.0/User_Interface" office:target-frame-name="_top" xlink:show="replace"><text:span text:style-name="T35">Searching for Information in Sugar</text:span></text:a><text:span text:style-name="T35">.</text:span></text:p>
            </table:table-cell>
          </table:table-row>
        </table:table>
        <text:p text:style-name="P1"/>
        <table:table table:name="Πίνακας2" table:style-name="Πίνακας2">
          <table:table-column table:style-name="Πίνακας2.A"/>
          <table:table-column table:style-name="Πίνακας2.B"/>
          <table:table-row>
            <table:table-cell table:style-name="Πίνακας2.A1" office:value-type="string">
              <text:p text:style-name="P17"><text:span text:style-name="Προεπιλεγμένη_20_γραμματοσειρά"><text:span text:style-name="T3">•</text:span></text:span></text:p>
            </table:table-cell>
            <table:table-cell table:style-name="Πίνακας2.A1" office:value-type="string">
              <text:p text:style-name="P15">Ακολουθήστε τα βήματα που αναφέρονται παρακάτω για να προσθέσετε μια ή περισσότερες προοπτικές συνεργασίας σε μια λίστα-στόχο της καμπάνιας:</text:p>
            </table:table-cell>
          </table:table-row>
        </table:table>
        <text:p text:style-name="P1"/>
        <table:table table:name="Πίνακας3" table:style-name="Πίνακας3">
          <table:table-column table:style-name="Πίνακας3.A"/>
          <table:table-column table:style-name="Πίνακας3.B"/>
          <table:table-row>
            <table:table-cell table:style-name="Πίνακας3.A1" office:value-type="string">
              <text:p text:style-name="P15">α.</text:p>
            </table:table-cell>
            <table:table-cell table:style-name="Πίνακας3.A1" office:value-type="string">
              <text:p text:style-name="P15">Επιλέξτε μια ή <text:s/>περισσότερες προοπτικές συνεργασίας στη Λίστα Εμφάνισης Προοπτικών Συνεργασίας.</text:p>
            </table:table-cell>
          </table:table-row>
        </table:table>
        <text:p text:style-name="P1"/>
        <table:table table:name="Πίνακας4" table:style-name="Πίνακας4">
          <table:table-column table:style-name="Πίνακας4.A"/>
          <table:table-column table:style-name="Πίνακας4.B"/>
          <table:table-row>
            <table:table-cell table:style-name="Πίνακας4.A1" office:value-type="string">
              <text:p text:style-name="P15">β.</text:p>
            </table:table-cell>
            <table:table-cell table:style-name="Πίνακας4.A1" office:value-type="string">
              <text:p text:style-name="P15">Κάντε κλικ στη <text:s/>λίστα-στόχο από την αναπτυσσόμενη λίστα Ενεργειών.</text:p>
            </table:table-cell>
          </table:table-row>
        </table:table>
        <text:p text:style-name="P5"/>
        <text:p text:style-name="P7">Αυτό ανοίγει τη σελίδα Αναζήτησης της <text:s/>λίστας-στόχου.</text:p>
        <table:table table:name="Πίνακας5" table:style-name="Πίνακας5">
          <table:table-column table:style-name="Πίνακας5.A"/>
          <table:table-column table:style-name="Πίνακας5.B"/>
          <table:table-row>
            <table:table-cell table:style-name="Πίνακας5.A1" office:value-type="string">
              <text:p text:style-name="P15">γ.</text:p>
            </table:table-cell>
            <table:table-cell table:style-name="Πίνακας5.A1" office:value-type="string">
              <text:p text:style-name="P15">Επιλέξτε τη λίστα-στόχο από τη σελίδα Αναζήτησης της <text:s/>λίστας-στόχου.</text:p>
            </table:table-cell>
          </table:table-row>
        </table:table>
        <text:p text:style-name="P1"/>
        <table:table table:name="Πίνακας6" table:style-name="Πίνακας6">
          <table:table-column table:style-name="Πίνακας6.A"/>
          <table:table-column table:style-name="Πίνακας6.B"/>
          <table:table-row>
            <table:table-cell table:style-name="Πίνακας6.A1" office:value-type="string">
              <text:p text:style-name="P17"><text:span text:style-name="Προεπιλεγμένη_20_γραμματοσειρά"><text:span text:style-name="T3">•</text:span></text:span></text:p>
            </table:table-cell>
            <table:table-cell table:style-name="Πίνακας6.A1" office:value-type="string">
              <text:p text:style-name="P17"><text:span text:style-name="T35">Για περισσότερες πληροφορίες σχετικά με την εισαγωγή και εξαγωγή των προοπτικών συνεργασίας μέσω του vCards, δείτε </text:span><text:a xlink:type="simple" xlink:href="../../../../../Guides/Application_Guide/Sugar_CommunityEdition/Sugar_Application_Guide_6.3.0/Contacts" office:target-frame-name="_top" xlink:show="replace"><text:span text:style-name="T35">Using vCards to Import and Export Contacts</text:span></text:a><text:span text:style-name="T35">.</text:span></text:p>
            </table:table-cell>
          </table:table-row>
        </table:table>
        <text:p text:style-name="P1"/>
        <table:table table:name="Πίνακας7" table:style-name="Πίνακας7">
          <table:table-column table:style-name="Πίνακας7.A"/>
          <table:table-column table:style-name="Πίνακας7.B"/>
          <table:table-row>
            <table:table-cell table:style-name="Πίνακας7.A1" office:value-type="string">
              <text:p text:style-name="P17"><text:span text:style-name="Προεπιλεγμένη_20_γραμματοσειρά"><text:span text:style-name="T3">•</text:span></text:span></text:p>
            </table:table-cell>
            <table:table-cell table:style-name="Πίνακας7.A1" office:value-type="string">
              <text:p text:style-name="P17"><text:span text:style-name="T35">Επιλέξτε την πηγή δεδομένων από την Εμφάνιση Λεπτομέρειας των προοπτικών συνεργασίας για να εισάγετε δεδομένα από εξωτερική πηγή δεδομένων όπως το LinkedIn. Για περισσότερες πληροφορίες σχετικά με τις πηγές δεδομένων, δείτε </text:span><text:a xlink:type="simple" xlink:href="../../../../../Guides/Application_Guide/Sugar_CommunityEdition/Sugar_Application_Guide_6.3.0/User_Interface" office:target-frame-name="_top" xlink:show="replace"><text:span text:style-name="T35">Integrating data from external sources</text:span></text:a><text:span text:style-name="T35">.</text:span></text:p>
            </table:table-cell>
          </table:table-row>
        </table:table>
        <text:p text:style-name="P1"/>
        <table:table table:name="Πίνακας8" table:style-name="Πίνακας8">
          <table:table-column table:style-name="Πίνακας8.A"/>
          <table:table-column table:style-name="Πίνακας8.B"/>
          <table:table-row>
            <table:table-cell table:style-name="Πίνακας8.A1" office:value-type="string">
              <text:p text:style-name="P17"><text:span text:style-name="Προεπιλεγμένη_20_γραμματοσειρά"><text:span text:style-name="T3">•</text:span></text:span></text:p>
            </table:table-cell>
            <table:table-cell table:style-name="Πίνακας8.A1" office:value-type="string">
              <text:p text:style-name="P17"><text:span text:style-name="T35">Επιλέξτε Εισαγωγή από την αναπτυσσόμενη λίστα Ενεργειών για την εισαγωγή εγγράφων. Για περισσότερες πληροφορίες σχετικά με την εισαγωγή δεδομένων, δείτε <text:s/></text:span><text:a xlink:type="simple" xlink:href="../../../../../Guides/Application_Guide/Sugar_CommunityEdition/Sugar_Application_Guide_6.3.0/Import" office:target-frame-name="_top" xlink:show="replace"><text:span text:style-name="T35">Importing Data</text:span></text:a><text:span text:style-name="T35">. <text:s/>Για περισσότερες πληροφορίες σχετικά με την εισαγωγή προοπτικών συνεργασίας μέσω του vCards, δείτε </text:span><text:a xlink:type="simple" xlink:href="../../../../../Guides/Application_Guide/Sugar_CommunityEdition/Sugar_Application_Guide_6.3.0/Contacts" office:target-frame-name="_top" xlink:show="replace"><text:span text:style-name="T35">Using vCards to Import and Export Contacts</text:span></text:a><text:span text:style-name="T35">.</text:span></text:p>
            </table:table-cell>
          </table:table-row>
        </table:table>
        <text:p text:style-name="P1"/>
        <table:table table:name="Πίνακας9" table:style-name="Πίνακας9">
          <table:table-column table:style-name="Πίνακας9.A"/>
          <table:table-column table:style-name="Πίνακας9.B"/>
          <table:table-row>
            <table:table-cell table:style-name="Πίνακας9.A1" office:value-type="string">
              <text:p text:style-name="P17"><text:span text:style-name="Προεπιλεγμένη_20_γραμματοσειρά"><text:span text:style-name="T3">•</text:span></text:span></text:p>
            </table:table-cell>
            <table:table-cell table:style-name="Πίνακας9.A1" office:value-type="string">
              <text:p text:style-name="P17"><text:span text:style-name="T35">Επιλέξτε έγγραφα από την Εμφάνιση Λίστας, κάντε κλικ στον σύνδεσμο Εξαγωγή από την αναπτυσσόμενη λίστα Ενεργειών για να εξάγετε τα έγγραφα. <text:s/>Για περισσότερες πληροφορίες, δείτε </text:span><text:a xlink:type="simple" xlink:href="../../../../../Guides/Application_Guide/Sugar_CommunityEdition/Sugar_Application_Guide_6.3.0/Export" office:target-frame-name="_top" xlink:show="replace"><text:span text:style-name="T35">Exporting Data</text:span></text:a><text:span text:style-name="T35">.</text:span></text:p>
            </table:table-cell>
          </table:table-row>
        </table:table>
        <text:p text:style-name="P1"/>
        <table:table table:name="Πίνακας10" table:style-name="Πίνακας10">
          <table:table-column table:style-name="Πίνακας10.A"/>
          <table:table-column table:style-name="Πίνακας10.B"/>
          <table:table-row>
            <table:table-cell table:style-name="Πίνακας10.A1" office:value-type="string">
              <text:p text:style-name="P17"><text:span text:style-name="Προεπιλεγμένη_20_γραμματοσειρά"><text:span text:style-name="T3">•</text:span></text:span></text:p>
            </table:table-cell>
            <table:table-cell table:style-name="Πίνακας10.A1" office:value-type="string">
              <text:p text:style-name="P17"><text:span text:style-name="T35">Επιλέξτε αντιγραφή εγγράφων από την Εμφάνιση Λίστας, κάντε κλικ στον σύνδεσμο Συγχώνευση Αντιγράφων για να συγχωνεύσετε τα αντίγραφα εγγράφων. Για</text:span><text:span text:style-name="Προεπιλεγμένη_20_γραμματοσειρά"><text:span text:style-name="T36"> </text:span></text:span><text:span text:style-name="T35">περισσότερες</text:span><text:span text:style-name="Προεπιλεγμένη_20_γραμματοσειρά"><text:span text:style-name="T36"> </text:span></text:span><text:span text:style-name="T35">πληροφορίες</text:span><text:span text:style-name="Προεπιλεγμένη_20_γραμματοσειρά"><text:span text:style-name="T36">, </text:span></text:span><text:span text:style-name="T35">δείτε</text:span><text:span text:style-name="Προεπιλεγμένη_20_γραμματοσειρά"><text:span text:style-name="T36"> </text:span></text:span><text:a xlink:type="simple" xlink:href="../../../../../Guides/Application_Guide/Sugar_CommunityEdition/Sugar_Application_Guide_6.3.0/User_Interface" office:target-frame-name="_top" xlink:show="replace"><text:span text:style-name="Προεπιλεγμένη_20_γραμματοσειρά"><text:span text:style-name="T36">To merge duplicate records from the List View</text:span></text:span></text:a><text:span text:style-name="Προεπιλεγμένη_20_γραμματοσειρά"><text:span text:style-name="T36">.</text:span></text:span></text:p>
            </table:table-cell>
          </table:table-row>
        </table:table>
        <text:p text:style-name="P1"/>
        <table:table table:name="Πίνακας11" table:style-name="Πίνακας11">
          <table:table-column table:style-name="Πίνακας11.A"/>
          <table:table-column table:style-name="Πίνακας11.B"/>
          <table:table-row>
            <table:table-cell table:style-name="Πίνακας11.A1" office:value-type="string">
              <text:p text:style-name="P17"><text:span text:style-name="Προεπιλεγμένη_20_γραμματοσειρά"><text:span text:style-name="T3">•</text:span></text:span></text:p>
            </table:table-cell>
            <table:table-cell table:style-name="Πίνακας11.A1" office:value-type="string">
              <text:p text:style-name="P17"><text:span text:style-name="T35">Κάντε κλικ στον σύνδεσμο </text:span><text:span text:style-name="Προεπιλεγμένη_20_γραμματοσειρά"><text:span text:style-name="T40">Εμφάνιση Αρχείου Αλλαγών </text:span></text:span><text:span text:style-name="T35">στην Εμφάνιση Λεπτομέρειας ενός εγγράφου μιας προοπτικής συνεργασίας για να εντοπίσετε αλλαγές <text:s/>στις πληροφορίες μιας προοπτικής συνεργασίας που έχουν πραγματοποιηθεί μέχρι αυτό το διάστημα.</text:span></text:p>
            </table:table-cell>
          </table:table-row>
        </table:table>
        <text:p text:style-name="P1"/>
        <table:table table:name="Πίνακας12" table:style-name="Πίνακας12">
          <table:table-column table:style-name="Πίνακας12.A"/>
          <table:table-column table:style-name="Πίνακας12.B"/>
          <table:table-row>
            <table:table-cell table:style-name="Πίνακας12.A1" office:value-type="string">
              <text:p text:style-name="P17"><text:span text:style-name="Προεπιλεγμένη_20_γραμματοσειρά"><text:span text:style-name="T3">•</text:span></text:span></text:p>
            </table:table-cell>
            <table:table-cell table:style-name="Πίνακας12.A1" office:value-type="string">
              <text:p text:style-name="P18"><text:span text:style-name="Προεπιλεγμένη_20_γραμματοσειρά"><text:span text:style-name="T23">Επιλέξτε πολαπλά έγγραφα </text:span></text:span><text:span text:style-name="Προεπιλεγμένη_20_γραμματοσειρά"><text:span text:style-name="T24">από την</text:span></text:span><text:span text:style-name="Προεπιλεγμένη_20_γραμματοσειρά"><text:span text:style-name="T23"> Εμφάνιση Λίστας στις προοπτικές εργασίας, κάντε κλικ στο σύνδεσμο <text:s/>Mass Ενημέρωση <text:s/>απο την αναπτυσσόμενη λίστα Ενεργειών <text:s/>για να να επεξεργαστείτε ή να διαγράψετε τις πληροφορίες που σχετίζονται με πολλαπλές προοπτικές συνεργασίας. Για περισσότερες πληροφορίες, δείτε στο επεξεργαστείτε ή να διαγράψετε τις πληροφορίες που σχετίζονται με προοπτικές συνεργασίας..</text:span></text:span></text:p>
            </table:table-cell>
          </table:table-row>
        </table:table>
        <text:p text:style-name="P1"/>
        <table:table table:name="Πίνακας13" table:style-name="Πίνακας13">
          <table:table-column table:style-name="Πίνακας13.A"/>
          <table:table-column table:style-name="Πίνακας13.B"/>
          <table:table-row>
            <table:table-cell table:style-name="Πίνακας13.A1" office:value-type="string">
              <text:p text:style-name="P17"><text:span text:style-name="Προεπιλεγμένη_20_γραμματοσειρά"><text:span text:style-name="T3">•</text:span></text:span></text:p>
            </table:table-cell>
            <table:table-cell table:style-name="Πίνακας13.A1" office:value-type="string">
              <text:p text:style-name="P16">Καντε κλικ στο όνομα των προοπτικών συνεργασίας στην <text:s/><text:span text:style-name="T22">Εμφάνιση Λίστας για να εμφανισετε την λεπτομέρεια από τα έγγραφα προοπτικών συνεργασίας. Τα ακολουθούμενα θέματα μπορούν να παρουσιαστούν από ττην σελίδα Προβολή Λεπτομεριών: </text:span></text:p>
            </table:table-cell>
          </table:table-row>
        </table:table>
        <text:p text:style-name="P1"/>
        <table:table table:name="Πίνακας14" table:style-name="Πίνακας14">
          <table:table-column table:style-name="Πίνακας14.A"/>
          <table:table-column table:style-name="Πίνακας14.B"/>
          <table:table-row>
            <table:table-cell table:style-name="Πίνακας14.A1" office:value-type="string">
              <text:p text:style-name="P15">¢</text:p>
            </table:table-cell>
            <table:table-cell table:style-name="Πίνακας14.A1" office:value-type="string">
              <text:p text:style-name="P17"><text:span text:style-name="Προεπιλεγμένη_20_γραμματοσειρά"><text:span text:style-name="T36">Κάντε κλικ </text:span></text:span><text:span text:style-name="Προεπιλεγμένη_20_γραμματοσειρά"><text:span text:style-name="T37">Επεξεργασία </text:span></text:span><text:span text:style-name="Προεπιλεγμένη_20_γραμματοσειρά"><text:span text:style-name="T38">για να τροποποιήσετε το έγγραφο</text:span></text:span></text:p>
            </table:table-cell>
          </table:table-row>
        </table:table>
        <text:p text:style-name="P1"/>
        <table:table table:name="Πίνακας15" table:style-name="Πίνακας15">
          <table:table-column table:style-name="Πίνακας15.A"/>
          <table:table-column table:style-name="Πίνακας15.B"/>
          <table:table-row>
            <table:table-cell table:style-name="Πίνακας15.A1" office:value-type="string">
              <text:p text:style-name="P15">¢</text:p>
            </table:table-cell>
            <table:table-cell table:style-name="Πίνακας15.A1" office:value-type="string">
              <text:p text:style-name="P16">Κάντε κλικ στην επιλογή Διαχείριση συνδρομές για να διαχειριστείτε τις συνδρομές σε ενημερωτικά δελτία.</text:p>
            </table:table-cell>
          </table:table-row>
        </table:table>
        <text:p text:style-name="P8"><text:soft-page-break/></text:p>
        <text:p text:style-name="P5"><text:s/>Επιλέξτε τα ενημερωτικά δελτία απο τα Διαθέσιμα Ενημερωτικά Δελτία και σύρετέ τα στη λίστα Ενημερωτικά Δελτία Εγγραφών. Για να προσθέσετε στη λίστα προοπτικών συνεργασίας μια εγγραφή στο λίστα ηλεκτρονικού ταχυδρομείου.</text:p>
        <text:p text:style-name="P6">Σύρετε το Ενημερωτικό Δελτίο Εγγραφών από τα ενημερωτικά δελτία που υπ'αρχουν στη λίστα <text:s/>Διαθέσιμα ενημερωτικά δελτία για να προσθέσετε επιμέρους ένα ενμηερωτικό δελτίο στη λίστα ηλεκτρονικού ταχυδρομείου, κάντε κλικ στο σύνδεσμο ενημέρωση Staveto <text:span text:style-name="T26">πληροφορίες.</text:span></text:p>
        <table:table table:name="Πίνακας16" table:style-name="Πίνακας16">
          <table:table-column table:style-name="Πίνακας16.A"/>
          <table:table-column table:style-name="Πίνακας16.B"/>
          <table:table-row>
            <table:table-cell table:style-name="Πίνακας16.A1" office:value-type="string">
              <text:p text:style-name="P15">¢</text:p>
            </table:table-cell>
            <table:table-cell table:style-name="Πίνακας16.A1" office:value-type="string">
              <text:p text:style-name="P17"><text:span text:style-name="Προεπιλεγμένη_20_γραμματοσειρά"><text:span text:style-name="T36">Κάντε κλικ στην </text:span></text:span><text:span text:style-name="Προεπιλεγμένη_20_γραμματοσειρά"><text:span text:style-name="T37">Αντιγραφή </text:span></text:span><text:span text:style-name="Προεπιλεγμένη_20_γραμματοσειρά"><text:span text:style-name="T41">για να αντιγράψετε μια προοτπική συνεργασίας στην σελίδα λεπτομεριών. Αυτός έιναι ένας βολικός τρόπος για να δημιουργήσετε μια παρόμια προοπτική συνεργασία. Μπορείτε να αλλάξετε τις πληροφορίες στην αντιγραφή εγγράφων για να δημιουργήσετε μια νέα προοπτική συνεργασίας.</text:span></text:span></text:p>
            </table:table-cell>
          </table:table-row>
        </table:table>
        <text:p text:style-name="P1"/>
        <table:table table:name="Πίνακας17" table:style-name="Πίνακας17">
          <table:table-column table:style-name="Πίνακας17.A"/>
          <table:table-column table:style-name="Πίνακας17.B"/>
          <table:table-row>
            <table:table-cell table:style-name="Πίνακας17.A1" office:value-type="string">
              <text:p text:style-name="P15">¢</text:p>
            </table:table-cell>
            <table:table-cell table:style-name="Πίνακας17.A1" office:value-type="string">
              <text:p text:style-name="P17"><text:span text:style-name="Προεπιλεγμένη_20_γραμματοσειρά"><text:span text:style-name="T36">.Κάντε κλικ στην </text:span></text:span><text:span text:style-name="Προεπιλεγμένη_20_γραμματοσειρά"><text:span text:style-name="T37">Διαγραφή </text:span></text:span><text:span text:style-name="Προεπιλεγμένη_20_γραμματοσειρά"><text:span text:style-name="T38"><text:s/>για να διαγράψετε μια προοπτική συνεργασίας</text:span></text:span></text:p>
            </table:table-cell>
          </table:table-row>
        </table:table>
        <text:p text:style-name="P1"/>
        <table:table table:name="Πίνακας18" table:style-name="Πίνακας18">
          <table:table-column table:style-name="Πίνακας18.A"/>
          <table:table-column table:style-name="Πίνακας18.B"/>
          <table:table-row>
            <table:table-cell table:style-name="Πίνακας18.A1" office:value-type="string">
              <text:p text:style-name="P15">¢</text:p>
            </table:table-cell>
            <table:table-cell table:style-name="Πίνακας18.A1" office:value-type="string">
              <text:p text:style-name="P17"><text:span text:style-name="Προεπιλεγμένη_20_γραμματοσειρά"><text:span text:style-name="T36"><text:s/>Για περισσότερες πληροφορίες όσον αφορά την προβολή και την επεξεργασία σχετικών πληροφοριών σε υπο-ομάδες δείτε <text:s/>Διαχείριση σχετικών πληροφοριών σε υπο-ομάδες.</text:span></text:span></text:p>
            </table:table-cell>
          </table:table-row>
        </table:table>
        <text:p text:style-name="P1"/>
        <table:table table:name="Πίνακας19" table:style-name="Πίνακας19">
          <table:table-column table:style-name="Πίνακας19.A"/>
          <table:table-column table:style-name="Πίνακας19.B"/>
          <table:table-row>
            <table:table-cell table:style-name="Πίνακας19.A1" office:value-type="string">
              <text:p text:style-name="P17"><text:span text:style-name="Προεπιλεγμένη_20_γραμματοσειρά"><text:span text:style-name="T3">•</text:span></text:span></text:p>
            </table:table-cell>
            <table:table-cell table:style-name="Πίνακας19.A1" office:value-type="string">
              <text:p text:style-name="P16">Ακολουθήστε τα βήματα παρακάτων για να αρχειοθετήσετε το ηλεκτρονικό ταχυδρομείο</text:p>
            </table:table-cell>
          </table:table-row>
        </table:table>
        <text:p text:style-name="P1"/>
        <table:table table:name="Πίνακας20" table:style-name="Πίνακας20">
          <table:table-column table:style-name="Πίνακας20.A"/>
          <table:table-column table:style-name="Πίνακας20.B"/>
          <table:table-row>
            <table:table-cell table:style-name="Πίνακας20.A1" office:value-type="string">
              <text:p text:style-name="P15">a.</text:p>
            </table:table-cell>
            <table:table-cell table:style-name="Πίνακας20.A1" office:value-type="string">
              <text:p text:style-name="P16">Μετακινηθείτε προς τα κάτω στο ιστορικό της υπο-ομάδας όπου υπάρχουν σχετικά ηλεκτρονικά ταχυδρομεία στην Προβολή Λεπτομερειών</text:p>
            </table:table-cell>
          </table:table-row>
        </table:table>
        <text:p text:style-name="P1"/>
        <table:table table:name="Πίνακας21" table:style-name="Πίνακας21">
          <table:table-column table:style-name="Πίνακας21.A"/>
          <table:table-column table:style-name="Πίνακας21.B"/>
          <table:table-row>
            <table:table-cell table:style-name="Πίνακας21.A1" office:value-type="string">
              <text:p text:style-name="P15">b.</text:p>
            </table:table-cell>
            <table:table-cell table:style-name="Πίνακας21.A1" office:value-type="string">
              <text:p text:style-name="P15"><text:s/>Κάντε κλικ στην Αρχειοθέτηση του Ηλεκτρονικού Ταχυδρομείου </text:p>
            </table:table-cell>
          </table:table-row>
        </table:table>
        <text:p text:style-name="P8">Αυτό εμφανίζει τη δημιουργία φόρμας <text:s/>Αρχειοθετημένου Ηλεκτρονικού Ταχυδρομείου</text:p>
        <table:table table:name="Πίνακας22" table:style-name="Πίνακας22">
          <table:table-column table:style-name="Πίνακας22.A"/>
          <table:table-column table:style-name="Πίνακας22.B"/>
          <table:table-row>
            <table:table-cell table:style-name="Πίνακας22.A1" office:value-type="string">
              <text:p text:style-name="P15">c.</text:p>
            </table:table-cell>
            <table:table-cell table:style-name="Πίνακας22.A1" office:value-type="string">
              <text:p text:style-name="P16">Κάντε Αντιγραφή- επικόληση για πληροφορίες που σχετίζονται με το <text:span text:style-name="T9">ηλεκτρονικό ταχυδρομείο </text:span><text:span text:style-name="T25"><text:s/>στα πεδία με την μορφή Δημιουργία Αρχειοθετημένου Ηλεκτρονικού Ταχυδρομείου και επιλέξτε Αποθήκευση.</text:span></text:p>
            </table:table-cell>
          </table:table-row>
        </table:table>
        <text:p text:style-name="P1"/>
        <table:table table:name="Πίνακας23" table:style-name="Πίνακας23">
          <table:table-column table:style-name="Πίνακας23.A"/>
          <table:table-column table:style-name="Πίνακας23.B"/>
          <table:table-row>
            <table:table-cell table:style-name="Πίνακας23.A1" office:value-type="string">
              <text:p text:style-name="P15">Σημείωση:</text:p>
            </table:table-cell>
            <table:table-cell table:style-name="Πίνακας23.A1" office:value-type="string">
              <text:p text:style-name="P15"/>
              <text:p text:style-name="P15">Μπορείτε να δημιουργήσετε Διαδικτυακές φόρμες προοπτικών συνεργασίας για χρήση σε καμπάνιες που βασίζονται στο διαδίκτυο και άλλες πηγές όπως είναι η ιστοσελίδα σας. Αυτές οι πληροφορίες προοπτικών συνεργασίας αποθηκεύονται στη <text:span text:style-name="T25">Sugar </text:span>βάση δεδομένων <text:s/>και μπορούν να χρησιμοποιηθούν για να δημιουργήσουν ευκαιρίες για τον οργανισμό σου. Για περισσότερες πληροφορίες δείτε :Δημιουργία <text:s/>Διαδικτυακών φορμώς προοπτικών συνεργασίας.</text:p>
            </table:table-cell>
          </table:table-row>
        </table:table>
      </text:section>
      <text:section text:style-name="Sect1" text:name="Sect2">
        <text:h text:style-name="P14" text:outline-level="2"><text:bookmark text:name="Converting_Leads"/>Μετατροπή των Προοπτικών Συνεργασίας</text:h>
        <text:p text:style-name="P4"><text:span text:style-name="T35">Η εφαρμογή </text:span><text:span text:style-name="Προεπιλεγμένη_20_γραμματοσειρά"><text:span text:style-name="T36">Sugar</text:span></text:span><text:span text:style-name="T35"> σας δίνει τη δυνατότητα να μετατρέψετε τις προοπτικές συνεργασίας σε Επαφές, Ευκαιρίες και Λογαριασμούς αφού πρώτα τις έχετε αξιολογήσει και έχετε κρίνει ότι πληρούν τις προϋποθέσεις. Βασιζόμενοι στις επιλογές της μετατροπής των προοπτικών συνεργασίας σας, οι οποίες έχουν δημιουργηθεί από τον διαχειριστή της εφαρμογής </text:span><text:span text:style-name="Προεπιλεγμένη_20_γραμματοσειρά"><text:span text:style-name="T36">Sugar</text:span></text:span><text:span text:style-name="T35">, μπορείτε να κάνετε οποιεσδήποτε από τις παρακάτω ενέργειες που σχετίζονται με τις προοπτικές συνεργασίας (Εργασίες, Κλήσεις, Συναντήσεις, Σημειώσεις και </text:span><text:span text:style-name="Προεπιλεγμένη_20_γραμματοσειρά"><text:span text:style-name="T36">Emails</text:span></text:span><text:span text:style-name="T35"> ) κατά τη διάρκεια της μετατροπής:</text:span></text:p>
        <table:table table:name="Πίνακας24" table:style-name="Πίνακας24">
          <table:table-column table:style-name="Πίνακας24.A"/>
          <table:table-column table:style-name="Πίνακας24.B"/>
          <table:table-row>
            <table:table-cell table:style-name="Πίνακας24.A1" office:value-type="string">
              <text:p text:style-name="P17"><text:span text:style-name="Προεπιλεγμένη_20_γραμματοσειρά"><text:span text:style-name="T3">•</text:span></text:span></text:p>
            </table:table-cell>
            <table:table-cell table:style-name="Πίνακας24.A1" office:value-type="string">
              <text:p text:style-name="P15">Δημιουργήστε και συνδέστε αντίγραφα όλων των δραστηριοτήτων των Προοπτικών Συνεργασίας με νέα αρχεία που έχετε επιλέξει. Τα αντίγραφα δημιουργούνται για κάθε ένα από τα επιλεγμένα αρχεία. </text:p>
            </table:table-cell>
          </table:table-row>
        </table:table>
        <text:p text:style-name="P1"/>
        <table:table table:name="Πίνακας25" table:style-name="Πίνακας25">
          <table:table-column table:style-name="Πίνακας25.A"/>
          <table:table-column table:style-name="Πίνακας25.B"/>
          <table:table-row>
            <table:table-cell table:style-name="Πίνακας25.A1" office:value-type="string">
              <text:p text:style-name="P17"><text:span text:style-name="Προεπιλεγμένη_20_γραμματοσειρά"><text:span text:style-name="T3">•</text:span></text:span></text:p>
            </table:table-cell>
            <table:table-cell table:style-name="Πίνακας25.A1" office:value-type="string">
              <text:p text:style-name="P15">Μετακινήστε όλες τις δραστηριότητες των Προοπτικών συνεργασίας σε ένα νέο αρχείο που έχετε επιλέξει.</text:p>
            </table:table-cell>
          </table:table-row>
        </table:table>
        <text:p text:style-name="P1"/>
        <table:table table:name="Πίνακας26" table:style-name="Πίνακας26">
          <table:table-column table:style-name="Πίνακας26.A"/>
          <table:table-column table:style-name="Πίνακας26.B"/>
          <text:soft-page-break/>
          <table:table-row table:style-name="Πίνακας26.1">
            <table:table-cell table:style-name="Πίνακας26.A1" office:value-type="string">
              <text:p text:style-name="P17"><text:span text:style-name="Προεπιλεγμένη_20_γραμματοσειρά"><text:span text:style-name="T3">•</text:span></text:span></text:p>
            </table:table-cell>
            <table:table-cell table:style-name="Πίνακας26.A1" office:value-type="string">
              <text:p text:style-name="P15">Μην κάνετε τίποτα – Οι δραστηριότητες παραμένουν συνδεδεμένες στην τροποποιημένη Προοπτική Συνεργασίας.</text:p>
            </table:table-cell>
          </table:table-row>
        </table:table>
        <text:p text:style-name="P9">Για να μετατρέψετε μια προοπτική συνεργασίας</text:p>
        <table:table table:name="Πίνακας27" table:style-name="Πίνακας27">
          <table:table-column table:style-name="Πίνακας27.A"/>
          <table:table-column table:style-name="Πίνακας27.B"/>
          <table:table-row table:style-name="Πίνακας27.1">
            <table:table-cell table:style-name="Πίνακας27.A1" office:value-type="string">
              <text:p text:style-name="P15">1.</text:p>
            </table:table-cell>
            <table:table-cell table:style-name="Πίνακας27.A1" office:value-type="string">
              <text:p text:style-name="P15">Κάντε κλικ στη Μετατροπή Προοπτικής Συνεργασίας στην Εμφάνιση Λεπτομέρειας της Προοπτικής Συνεργασίας </text:p>
            </table:table-cell>
          </table:table-row>
        </table:table>
        <text:p text:style-name="P9">Αυτό εμφανίζει τη σελίδα Μετατροπή Προοπτικής Συνεργασίας.</text:p>
        <text:p text:style-name="P5">Το κουτάκι Δημιουργία Λογαριασμού είναι προ-επιλεγμένο από το σύστημα για να δημιουργεί ένα νέο λογαριασμό για την Προοπτική Συνεργασίας. Μπορείτε επίσης να δημιουργήσετε άλλα συνδεδεμένα αρχεία όπως μία σημείωση, εργασία και ευκαιρία εφόσον ο διαχειριστής σας έχει εξουσιοδοτήσει να το κάνετε. </text:p>
        <table:table table:name="Πίνακας28" table:style-name="Πίνακας28">
          <table:table-column table:style-name="Πίνακας28.A"/>
          <table:table-column table:style-name="Πίνακας28.B"/>
          <table:table-row>
            <table:table-cell table:style-name="Πίνακας28.A1" office:value-type="string">
              <text:p text:style-name="P15">2.</text:p>
            </table:table-cell>
            <table:table-cell table:style-name="Πίνακας28.A1" office:value-type="string">
              <text:p text:style-name="P15">Κάντε κλικ στο βέλος επιλογή δίπλα από τα πεδία της Επιλογής Λογαριασμού για να επιλέξετε ένα λογαριασμό από τη λίστα Λογαριασμών και συνδέστε την Προοπτική Συνεργασίας με έναν υπάρχων λογαριασμό. </text:p>
            </table:table-cell>
          </table:table-row>
        </table:table>
        <text:p text:style-name="P2"/>
        <table:table table:name="Πίνακας29" table:style-name="Πίνακας29">
          <table:table-column table:style-name="Πίνακας29.A"/>
          <table:table-column table:style-name="Πίνακας29.B"/>
          <table:table-row table:style-name="Πίνακας29.1">
            <table:table-cell table:style-name="Πίνακας29.A1" office:value-type="string">
              <text:p text:style-name="P16">3.</text:p>
            </table:table-cell>
            <table:table-cell table:style-name="Πίνακας29.A1" office:value-type="string">
              <text:p text:style-name="P15">Επιλέξτε το κατάλληλο κουτάκι για να δημιουργήσετε μία σημείωση, συνάντηση ή ευκαιρία.</text:p>
            </table:table-cell>
          </table:table-row>
        </table:table>
        <text:p text:style-name="P5">Εμφανίζονται πεδία για τη συμπλήρωση πληροφοριών. Για παράδειγμα, εάν επιλέξετε το κουτάκι Δημιουργία Ευκαιρίας, πεδία όπως Όνομα Ευκαιρίας, Ποσό Ευκαιρίας και Εκτιμώμενη Ημερομηνία Κλεισίματος εμφανίζονται παρακάτω.</text:p>
        <table:table table:name="Πίνακας30" table:style-name="Πίνακας30">
          <table:table-column table:style-name="Πίνακας30.A"/>
          <table:table-column table:style-name="Πίνακας30.B"/>
          <table:table-row>
            <table:table-cell table:style-name="Πίνακας30.A1" office:value-type="string">
              <text:p text:style-name="P15">4.</text:p>
            </table:table-cell>
            <table:table-cell table:style-name="Πίνακας30.A1" office:value-type="string">
              <text:p text:style-name="P17"><text:span text:style-name="T35"><text:s/>Επιλέξτε ένα στοιχείο από την αναπτυσσόμενη λίστα</text:span><text:span text:style-name="Προεπιλεγμένη_20_γραμματοσειρά"><text:span text:style-name="T39"> Μετακίνηση Δραστηριοτήτων σε</text:span></text:span><text:span text:style-name="T35"> ή </text:span><text:span text:style-name="Προεπιλεγμένη_20_γραμματοσειρά"><text:span text:style-name="T39">Αντιγραφή Δραστηριοτήτων σε</text:span></text:span><text:span text:style-name="T35">.</text:span></text:p>
            </table:table-cell>
          </table:table-row>
        </table:table>
        <text:p text:style-name="P9">Σημείωση ότι η αναπτυσσόμενη λίστα αλλάζει βασιζόμενη στις επιλογές σας στη σελίδα Μετατροπή Προοπτικής Συνεργασίας.</text:p>
        <text:p text:style-name="P10"><text:span text:style-name="T35">Για παράδειγμα, εάν έχετε επιλέξει Δημιουργία Ευκαιρίας, οι τιμές οι οποίες εμφανίζονται στην αναπτυσσόμενη λίστα</text:span><text:span text:style-name="Προεπιλεγμένη_20_γραμματοσειρά"><text:span text:style-name="T39"> Μετακίνηση Δραστηριοτήτων σε</text:span></text:span><text:span text:style-name="T35"> ή </text:span><text:span text:style-name="Προεπιλεγμένη_20_γραμματοσειρά"><text:span text:style-name="T39">Αντιγραφή Δραστηριοτήτων σε</text:span></text:span><text:span text:style-name="T35"> είναι: Επαφή, Λογαριασμός, Ευκαιρία.</text:span></text:p>
        <text:p text:style-name="P10"><text:span text:style-name="T35">Το πεδίο </text:span><text:span text:style-name="Προεπιλεγμένη_20_γραμματοσειρά"><text:span text:style-name="T39">Μετακίνηση Δραστηριοτήτων σε</text:span></text:span><text:span text:style-name="T35"> ή </text:span><text:span text:style-name="Προεπιλεγμένη_20_γραμματοσειρά"><text:span text:style-name="T39">Αντιγραφή Δραστηριοτήτων σε</text:span></text:span><text:span text:style-name="T35"> δεν εμφανίζεται εάν ο διαχειριστής της εφαρμογής </text:span><text:span text:style-name="Προεπιλεγμένη_20_γραμματοσειρά"><text:span text:style-name="T36">Sugar</text:span></text:span><text:span text:style-name="T35"> έχει επιλέξει Μην Κάνετε Τίποτα για δραστηριότητες σχετιζόμενες με Προοπτική Συνεργασίας.</text:span></text:p>
        <table:table table:name="Πίνακας31" table:style-name="Πίνακας31">
          <table:table-column table:style-name="Πίνακας31.A"/>
          <table:table-column table:style-name="Πίνακας31.B"/>
          <table:table-row>
            <table:table-cell table:style-name="Πίνακας31.A1" office:value-type="string">
              <text:p text:style-name="P15">5.</text:p>
            </table:table-cell>
            <table:table-cell table:style-name="Πίνακας31.A1" office:value-type="string">
              <text:p text:style-name="P15">Απαριθμήστε τα υποχρεωτικά και υπόλοιπα πεδία και πατήστε Αποθήκευση.</text:p>
            </table:table-cell>
          </table:table-row>
        </table:table>
        <text:p text:style-name="P12"><text:span text:style-name="Προεπιλεγμένη_20_γραμματοσειρά"><text:span text:style-name="T36">This creates a new contact, associates it with the related records and displays links to the new records. You can also view these records from the contact’s Detail View page.</text:span></text:span></text:p>
        <text:p text:style-name="P11">Αυτό δημιουργεί μια νέα Επαφή, τη συνδέει με τα σχετικά αρχεία και εμφανίζει συνδέσμους στα νέα αρχεία. Μπορείτε επίσης να δείτε αυτά τα αρχεία από την Εμφάνιση Λεπτομέρειας στη σελίδα επαφής.</text:p>
        <text:p text:style-name="P4"><text:span text:style-name="Strong_20_Emphasis"><text:span text:style-name="T35">Πνευματική Ιδιοκτησία</text:span></text:span><text:span text:style-name="Strong_20_Emphasis"><text:span text:style-name="T36"> 2004-2011 SugarCRM Inc.</text:span></text:span><text:span text:style-name="Προεπιλεγμένη_20_γραμματοσειρά"><text:span text:style-name="T36"> <text:line-break/></text:span></text:span><text:a xlink:type="simple" xlink:href="http://www.gnu.org/licenses/agpl-3.0.html" office:target-frame-name="_top" xlink:show="replace"><text:span text:style-name="Προεπιλεγμένη_20_γραμματοσειρά"><text:span text:style-name="T35">Άδεια</text:span></text:span></text:a><text:span text:style-name="Προεπιλεγμένη_20_γραμματοσειρά"><text:span text:style-name="T35"> Κοινοτικής Έκδοσης</text:span></text:span></text:p>
      </text:section>
      <text:section text:style-name="Sect1" text:name="Sect3">
        <text:p text:style-name="P19"/>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Times New Roman1" svg:font-family="'Times New Roman'"/>
    <style:font-face style:name="Lohit Hindi" svg:font-family="'Lohit Hindi'" style:font-family-generic="system"/>
    <style:font-face style:name="Times New Roman" svg:font-family="'Times New Roman'" style:font-family-generic="roman" style:font-pitch="variable"/>
    <style:font-face style:name="Arial" svg:font-family="Arial"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l" fo:country="G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l" fo:country="G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style:style>
    <style:style style:name="Βασικό"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Προεπιλεγμένη_20_γραμματοσειρά" style:display-name="Προεπιλεγμένη γραμματοσειρά"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dc9775d-05ecbee-0851ad3-1586698-727bf66</meta:generator>
    <dc:title/>
    <meta:initial-creator>Project Mayhem</meta:initial-creator>
    <meta:creation-date>2014-07-18T13:54:00Z</meta:creation-date>
    <dc:date>2014-07-19T02:44:18.40</dc:date>
    <meta:editing-cycles>8</meta:editing-cycles>
    <meta:editing-duration>PT2H15M58S</meta:editing-duration>
    <meta:document-statistic meta:table-count="31" meta:image-count="0" meta:object-count="0" meta:page-count="3" meta:paragraph-count="81" meta:word-count="1118" meta:character-count="8191" meta:non-whitespace-character-count="7122"/>
    <meta:template xlink:type="simple" xlink:actuate="onRequest" xlink:title="" xlink:href="Normal.dotm"/>
  </office:meta>
</office:document-meta>
</file>